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350000003C7E96C917.png" manifest:media-type="image/png"/>
  <manifest:file-entry manifest:full-path="Pictures/10000201000000550000003E65572C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11cm" svg:height="3.412cm" svg:x="0.522cm" svg:y="0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29cm" svg:height="4.42cm" svg:x="3.45cm" svg:y="0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28cm" svg:height="0.282cm" svg:x="1.42cm" svg:y="1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282cm" svg:height="0.282cm" svg:x="1.251cm" svg:y="2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82cm" svg:height="0.282cm" svg:x="4.125cm" svg:y="0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82cm" svg:height="0.281cm" svg:x="1.705cm" svg:y="3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83cm" svg:height="0.281cm" svg:x="4.129cm" svg:y="2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81cm" svg:height="0.281cm" svg:x="4.633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81cm" svg:height="0.282cm" svg:x="4.629cm" svg:y="1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7cm" svg:y1="1.468cm" svg:x2="4.629cm" svg:y2="1.489cm" draw:start-shape="id1" draw:start-glue-point="10" draw:end-shape="id2" draw:end-glue-point="6" svg:d="m1700 1468 2929 21" svg:viewBox="0 0 2930 22">
          <text:p/>
        </draw:connector>
        <draw:connector draw:style-name="gr4" draw:text-style-name="P1" draw:layer="layout" draw:type="line" svg:x1="4.17cm" svg:y1="3.13cm" svg:x2="1.946cm" svg:y2="3.649cm" draw:start-shape="id3" draw:start-glue-point="7" draw:end-shape="id4" draw:end-glue-point="11" svg:d="m4170 3130-2224 519" svg:viewBox="0 0 2225 520">
          <text:p/>
        </draw:connector>
        <draw:connector draw:style-name="gr4" draw:text-style-name="P1" draw:layer="layout" draw:type="line" svg:x1="1.492cm" svg:y1="2.883cm" svg:x2="4.67cm" svg:y2="1.589cm" draw:start-shape="id5" draw:start-glue-point="11" draw:end-shape="id2" draw:end-glue-point="7" svg:d="m1492 2883 3178-1294" svg:viewBox="0 0 3179 1295">
          <text:p/>
        </draw:connector>
        <draw:connector draw:style-name="gr4" draw:text-style-name="P1" draw:layer="layout" draw:type="line" svg:x1="4.633cm" svg:y1="3.843cm" svg:x2="1.987cm" svg:y2="3.749cm" draw:start-shape="id6" draw:start-glue-point="6" draw:end-shape="id4" draw:end-glue-point="10" svg:d="m4633 3843-2646-94" svg:viewBox="0 0 2647 95">
          <text:p/>
        </draw:connector>
        <draw:connector draw:style-name="gr4" draw:text-style-name="P1" draw:layer="layout" draw:type="line" svg:x1="1.533cm" svg:y1="2.983cm" svg:x2="4.129cm" svg:y2="3.031cm" draw:start-shape="id5" draw:start-glue-point="10" draw:end-shape="id3" draw:end-glue-point="6" svg:d="m1533 2983 2596 48" svg:viewBox="0 0 2597 49">
          <text:p/>
        </draw:connector>
        <draw:frame draw:style-name="gr5" draw:text-style-name="P1" draw:layer="layout" svg:width="0.416cm" svg:height="0.47cm" svg:x="0.102cm" svg:y="3.611cm">
          <draw:image xlink:href="Pictures/10000201000000350000003C7E96C917.png" xlink:type="simple" xlink:show="embed" xlink:actuate="onLoad">
            <text:p/>
          </draw:image>
          <svg:title>TexMaths</svg:title>
          <svg:desc>16§display§\mathcal{S}§png§600§TRUE</svg:desc>
        </draw:frame>
        <draw:frame draw:style-name="gr5" draw:text-style-name="P1" draw:layer="layout" svg:width="0.666cm" svg:height="0.484cm" svg:x="5.614cm" svg:y="3.772cm">
          <draw:image xlink:href="Pictures/10000201000000550000003E65572C96.png" xlink:type="simple" xlink:show="embed" xlink:actuate="onLoad">
            <text:p/>
          </draw:image>
          <svg:title>TexMaths</svg:title>
          <svg:desc>16§display§\mathcal{S}^c§png§600§TRUE</svg:desc>
        </draw:frame>
        <draw:connector draw:style-name="gr4" draw:text-style-name="P1" draw:layer="layout" draw:type="line" svg:x1="1.659cm" svg:y1="1.368cm" svg:x2="4.125cm" svg:y2="0.701cm" draw:start-shape="id1" draw:start-glue-point="11" draw:end-shape="id7" draw:end-glue-point="6" svg:d="m1659 1368 2466-667" svg:viewBox="0 0 2467 668">
          <text:p/>
        </draw:connector>
        <draw:custom-shape draw:style-name="gr6" draw:text-style-name="P1" draw:layer="layout" svg:width="0.107cm" svg:height="0.431cm" svg:x="4.213cm" svg:y="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07cm" svg:height="0.431cm" svg:x="4.712cm" svg:y="3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093cm" svg:height="0.707cm" svg:x="4.719cm" svg:y="0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093cm" svg:height="0.707cm" svg:x="4.216cm" svg:y="2.1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mir Anis</meta:initial-creator>
    <meta:creation-date>2014-04-29T04:58:45</meta:creation-date>
    <dc:date>2014-05-07T07:05:46</dc:date>
    <dc:creator>Aamir Anis</dc:creator>
    <meta:editing-duration>PT1H27M10S</meta:editing-duration>
    <meta:editing-cycles>11</meta:editing-cycles>
    <meta:generator>LibreOffice/3.5$Linux_X86_64 LibreOffice_project/350m1$Build-2</meta:generator>
    <meta:document-statistic meta:object-count="21"/>
  </office:meta>
</office:document-meta>
</file>